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WWNum1">
      <style:paragraph-properties fo:margin-left="1.27cm" fo:margin-right="0cm" fo:text-indent="-0.635cm" style:auto-text-indent="false"/>
    </style:style>
    <style:style style:name="P2" style:family="paragraph" style:parent-style-name="Standard" style:list-style-name="WWNum2">
      <style:paragraph-properties fo:margin-left="1.27cm" fo:margin-right="0cm" fo:text-indent="-0.635cm" style:auto-text-indent="false"/>
    </style:style>
    <style:style style:name="P3" style:family="paragraph" style:parent-style-name="Standard" style:list-style-name="WWNum3">
      <style:paragraph-properties fo:margin-left="1.27cm" fo:margin-right="0cm" fo:text-indent="-0.635cm" style:auto-text-indent="false"/>
    </style:style>
    <style:style style:name="P4" style:family="paragraph" style:parent-style-name="Standard" style:master-page-name="Standard">
      <style:paragraph-properties style:page-number="auto"/>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mendments for unit 5 </text:p>
      <text:p text:style-name="Standard"/>
      <text:p text:style-name="Standard">1.2 Describe the role of play in supporting all children’s learning and development. </text:p>
      <text:p text:style-name="Standard">7.2 Describe how play supports the interests and abilities of children. </text:p>
      <text:p text:style-name="Standard"/>
      <text:p text:style-name="Standard">Play supports children’s curiosity because it allows them to wander around and try new things within the environment. Play also allows the child to discover new way of playing (i.e role playing) and as they are doing this they are developing their creativity and understanding of the world because they are creating new plots for them to carry out. It is important to include the children’s interests in play activities because that way the children will want to stay at what they’re doing and want to do it more often, it will also make the child happy when doing the play activity</text:p>
      <text:p text:style-name="Standard"/>
      <text:p text:style-name="Standard">5.1 Explain:</text:p>
      <text:list xml:id="list8429701680251655544" text:style-name="WWNum1">
        <text:list-item>
          <text:p text:style-name="P1">Child-initiated play</text:p>
        </text:list-item>
        <text:list-item>
          <text:p text:style-name="P1">Adult-led play </text:p>
        </text:list-item>
      </text:list>
      <text:p text:style-name="Standard">1.1 Explain the innate drive for children to play. </text:p>
      <text:p text:style-name="Standard"/>
      <text:p text:style-name="Standard">Child centered play is when the practitioner lets the child choose what they want to play with and not see an end goal at the end of it, for example the practitioner may let a child play with the dolls because they want to or because their friend is playing with them too. There will be no end goal for the child, this just lets them to develop their own set of social skills. </text:p>
      <text:p text:style-name="Standard"/>
      <text:p text:style-name="Standard">5.2 Describe characteristics and benefits of:</text:p>
      <text:list xml:id="list1943786198546454641" text:style-name="WWNum2">
        <text:list-item>
          <text:p text:style-name="P2">Physical play</text:p>
        </text:list-item>
        <text:list-item>
          <text:p text:style-name="P2">Creative play</text:p>
        </text:list-item>
        <text:list-item>
          <text:p text:style-name="P2">Imaginative play </text:p>
        </text:list-item>
        <text:list-item>
          <text:p text:style-name="P2">Sensory play</text:p>
        </text:list-item>
        <text:list-item>
          <text:p text:style-name="P2">Heuristic play </text:p>
        </text:list-item>
      </text:list>
      <text:p text:style-name="Standard"/>
      <text:p text:style-name="Standard">Physical play is the play where children will use both fine and gross motor skills, there doesn’t necessarily need to be any resources needed for physical play, a child could just be playing tag with other child, this would count as physical play. However there could be a time where the practitioner wants them to do a certain activity and for that they will need to get resources; for example if the children want to play football then the practitioner needs to make sure that they have a goal post and a football for them to use. The benefits of physical activities is that the children will get good physical health and also develop their fine and gross motor skills. </text:p>
      <text:p text:style-name="Standard"/>
      <text:p text:style-name="Standard">The characteristics of creative play is when the child is doing something that requires them to be creative and imaginative, this means that they may do something like paint a picture of a flower for their parents. For this the practitioner must make sure that they have resources out for the child and that a practitioner is there to support the children. The benefits of this is that the children will get a chance to explore different creative outlets and develop their understanding of <text:soft-page-break/>the world. Imaginative play is when the children are playing with something or someone and they are pretending to be in a situation that is different from what they are doing. This is commonly seen when the child is dressing up, this is when the child will be imaginative. The benefits of this is that the children will learn how to use their imagination with friends and also develop their understanding of the world because they are putting themselves in different situations. </text:p>
      <text:p text:style-name="Standard"/>
      <text:p text:style-name="Standard">Sensory play is beneficial to the children because the child gets to feel different textures that they could feel in their lifetime. This develops their understanding of the world because they are getting a chance to get a better understand about the different textures that the children could feel. The children can also start to identify the different textures that they could feel. Heuristic play is very beneficial because the children are getting all the best development and they are also choosing what they want to play with, this is because they have loads of different items that they could use to play with. </text:p>
      <text:p text:style-name="Standard"/>
      <text:p text:style-name="Standard">2.1 Identify children’s rights in relation to play </text:p>
      <text:p text:style-name="Standard"><text:s text:c="5"/></text:p>
      <text:p text:style-name="Standard">The EYFS relates to play by highlighting the main areas of development that play could develop, for explain the physical development section of the EYFS states that children can do some rough and tumble play that will help their physical development. For their personal, social and emotional development the EYFS states that they could do some social play which requires the children to talk to another child. </text:p>
      <text:p text:style-name="Standard"/>
      <text:p text:style-name="Standard">6.1 Explain the characteristics of an enabling:</text:p>
      <text:list xml:id="list743443179676392787" text:style-name="WWNum3">
        <text:list-item>
          <text:p text:style-name="P3">Indoor play environment </text:p>
        </text:list-item>
        <text:list-item>
          <text:p text:style-name="P3">Outdoor play environment </text:p>
        </text:list-item>
      </text:list>
      <text:p text:style-name="Standard"/>
      <text:p text:style-name="Standard">The environment promotes children to play independently and confidently by letting them to choose what the children want to do, the setting also allows the children to choose who they want to play with and how long they want to play with it for; this also means that they are allowed to get out new toys if they so wish. The benefits of outdoor is that the children will be able to explore the world around them and feel the different textures of the resources around them. Another benefit is that they children will be able to have more space to run around and develop their fine and gross motor skills. The practitioners must also make sure that they have done a risk assessment as to make sure that they ate on top of what could possibly harm the child and how they will be able to avoid i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GB" fo:font-style="normal" style:text-underline-style="none" fo:font-weight="normal"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cm" fo:margin-right="0cm" fo:margin-top="0cm" fo:margin-bottom="0cm"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position="0% 100%" style:font-name="Arial" fo:font-size="11pt" fo:language="en" fo:country="GB"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1" style:display-name="ListLabel 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Standard">Ashleigh Whi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2" meta:paragraph-count="26" meta:word-count="873" meta:character-count="4990"/>
    <meta:generator>OpenOffice/4.1.2$Win32 OpenOffice.org_project/412m3$Build-9782</meta:generator>
  </office:meta>
</office:document-meta>
</file>